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f617" officeooo:paragraph-rsid="0017f617"/>
    </style:style>
    <style:style style:name="P2" style:family="paragraph" style:parent-style-name="Standard">
      <style:text-properties fo:language="ru" fo:country="RU" officeooo:rsid="0017f617" officeooo:paragraph-rsid="0017f617"/>
    </style:style>
    <style:style style:name="P3" style:family="paragraph" style:parent-style-name="Standard">
      <style:text-properties fo:language="ru" fo:country="RU" officeooo:rsid="0017f617" officeooo:paragraph-rsid="0019d2c5"/>
    </style:style>
    <style:style style:name="P4" style:family="paragraph" style:parent-style-name="Standard">
      <style:text-properties fo:language="ru" fo:country="RU" officeooo:rsid="001b9f16" officeooo:paragraph-rsid="001b9f16"/>
    </style:style>
    <style:style style:name="P5" style:family="paragraph" style:parent-style-name="Standard">
      <style:text-properties fo:language="ru" fo:country="RU" officeooo:rsid="001cd26e" officeooo:paragraph-rsid="001cd26e"/>
    </style:style>
    <style:style style:name="P6" style:family="paragraph" style:parent-style-name="Standard">
      <style:text-properties officeooo:rsid="001b9f16" officeooo:paragraph-rsid="001b9f16"/>
    </style:style>
    <style:style style:name="P7" style:family="paragraph" style:parent-style-name="Standard">
      <style:text-properties fo:language="en" fo:country="US" officeooo:rsid="001b9f16" officeooo:paragraph-rsid="001b9f1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c964"/>
    </style:style>
    <style:style style:name="T3" style:family="text">
      <style:text-properties officeooo:rsid="0019d2c5"/>
    </style:style>
    <style:style style:name="T4" style:family="text">
      <style:text-properties officeooo:rsid="001b9f16"/>
    </style:style>
    <style:style style:name="T5" style:family="text">
      <style:text-properties fo:language="en" fo:country="US"/>
    </style:style>
    <style:style style:name="T6" style:family="text">
      <style:text-properties officeooo:rsid="001cd26e"/>
    </style:style>
    <style:style style:name="T7" style:family="text">
      <style:text-properties officeooo:rsid="001e7371"/>
    </style:style>
    <style:style style:name="T8" style:family="text">
      <style:text-properties officeooo:rsid="001fc9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азмер системы времени выполнения <text:span text:style-name="T4">(в байтах)</text:span></text:p>
      <text:p text:style-name="P2"/>
      <text:p text:style-name="P1"><text:span text:style-name="T1">всего без разделителей и комментариев – </text:span>16816 <text:span text:style-name="T3">(100%)</text:span></text:p>
      <text:p text:style-name="P6"><text:span text:style-name="T2">(</text:span><text:span text:style-name="T1">справочно: всего с разделителями и комментариями </text:span>22616<text:span text:style-name="T8">)</text:span> </text:p>
      <text:p text:style-name="P1"/>
      <text:p text:style-name="P2">объявление интерфейса системы времени выполнения – 759 <text:span text:style-name="T3">(4.5%)</text:span></text:p>
      <text:p text:style-name="P3">отладочное выполнение <text:s/>(без операций серилизации/десерилизации) – <text:span text:style-name="T3">1362 (8.1%)</text:span></text:p>
      <text:p text:style-name="P3">последовательное выполнение – <text:span text:style-name="T3">1377 (8.2%)</text:span></text:p>
      <text:p text:style-name="P3">параллельное выполнение – <text:span text:style-name="T3">2091 (12.4%)</text:span></text:p>
      <text:p text:style-name="P3">имитационное выполнение – <text:span text:style-name="T3">2620 (15.6%)</text:span></text:p>
      <text:p text:style-name="P2">распределённое выполнение (без операций серилизации/десерилизации) – <text:span text:style-name="T3">5739</text:span></text:p>
      <text:p text:style-name="P3"><text:s/><text:span text:style-name="T3">(34.1%) </text:span></text:p>
      <text:p text:style-name="P3">операции <text:s/>серилизации/десерилизации <text:span text:style-name="T3">для отладки и распределённого выполнения </text:span>– <text:span text:style-name="T3">1699 (10.1%)</text:span></text:p>
      <text:p text:style-name="P3">прочий код (вспомогательные инструкции препроцессора) – <text:span text:style-name="T3">1169 (7.0%)</text:span></text:p>
      <text:p text:style-name="P3"/>
      <text:p text:style-name="P4">Пример <text:span text:style-name="T5">tridentity</text:span></text:p>
      <text:p text:style-name="P7"/>
      <text:p text:style-name="P4">Код пользователя всего — <text:span text:style-name="T6">1143 (100%)</text:span></text:p>
      <text:p text:style-name="P4">в том числе:</text:p>
      <text:p text:style-name="P4">- логика вычислений, объявления данных — <text:span text:style-name="T6">545 (47.7%)</text:span></text:p>
      <text:p text:style-name="P4">- описание акторов, <text:span text:style-name="T6">ввод/вывод</text:span> — <text:span text:style-name="T6">412 (36.0%)</text:span></text:p>
      <text:p text:style-name="P4">- <text:span text:style-name="T6">замер производительности</text:span> — <text:span text:style-name="T6">186 (16.3%)</text:span></text:p>
      <text:p text:style-name="P4"/>
      <text:p text:style-name="P4">Код скелета программы, сгенерированный по её модели — <text:span text:style-name="T7">621 (28.7%)</text:span></text:p>
      <text:p text:style-name="P5">Исполняемый код программы, <text:span text:style-name="T4">сгенерированный по её модели — 2166 (100%)</text:span></text:p>
      <text:p text:style-name="P5">(без учёта комментариев и служебной разметки, <text:span text:style-name="T7">кода пользователя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42S</meta:editing-duration>
    <meta:editing-cycles>6</meta:editing-cycles>
    <meta:generator>LibreOffice/5.1.4.2$Windows_x86 LibreOffice_project/f99d75f39f1c57ebdd7ffc5f42867c12031db97a</meta:generator>
    <dc:date>2016-08-15T17:56:56.891000000</dc:date>
    <meta:document-statistic meta:table-count="0" meta:image-count="0" meta:object-count="0" meta:page-count="1" meta:paragraph-count="21" meta:word-count="123" meta:character-count="1047" meta:non-whitespace-character-count="925"/>
    <meta:user-defined meta:name="Info 1"/>
    <meta:user-defined meta:name="Info 2"/>
    <meta:user-defined meta:name="Info 3"/>
    <meta:user-defined meta:name="Info 4"/>
  </office:meta>
</office:document-meta>
</file>